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Mikä oikein olen?</text:p>
      <text:p text:style-name="Normaali"/>
      <text:p text:style-name="Normaali">08 helmi 2015</text:p>
      <text:p text:style-name="Normaali"/>
      <text:p text:style-name="Normaali">Olen 25-vuotias mies(tai no, mies ja mies.. biologisesti kyllä, en koe itselläni olevan mitään sukupuolta). Seksi onnistuu sekä biologisesti miesten että biologisesti naisten kanssa, mutta kummastakaan ei tule sen kummempaa nautintoa.<text:line-break/><text:line-break/>Samoin parisuhteeseen kykenen molempien sukupuolten kanssa, mutta en koe sellaiselle tarvetta. Joskus itseäni tyydytän, lähestulkoon aina omaa biologista sukupuoltani edustavalla pornografialla.<text:line-break/><text:line-break/>Tunnen häpeää itsestäni, en tiedä oikein mikä olen, olen katkaissut välini ääriuskonnolliseen perheeseeni.<text:line-break/><text:line-break/>Mikä minä oikein olen?</text:p>
      <text:p text:style-name="P3"/>
      <text:p text:style-name="Normaali">[Nimimerkki poistettu]</text:p>
      <text:p text:style-name="Normaali"/>
      <text:p text:style-name="Normaali"/>
      <text:p text:style-name="P4">Vastaus</text:p>
      <text:p text:style-name="Normaali"/>
      <text:p text:style-name="Normaali">Hei<text:s/><text:line-break/><text:line-break/>Koet häpeää, kun et tiedä mikä olet. Et samaistu sen paremmin mieheksi kuin naiseksikaan etkä saa nautintoa seksistä tai seurustelusta kenenkään kanssa. Ihmettelet mikä sitten olet? Ihminen.<text:s/><text:line-break/><text:line-break/>On todella harmi että sekä sukupuoleen että seksuaalisuuteen on latautunut valtava määrä odotuksia ja normeja siitä mitä tulisi olla. Siihen liittyen pidetään itsestään selvänä että ihminen on joko mies tai nainen ja että hän on kiinnostunut seksuaalisesti joko miehistä tai naisista tai molemmista ja lisäksi että jokainen pohjimmiltaan haluaa parisuhteeseen. Silloin kaltaisesi ihmiselle ei jää tilaa ajattelussa ja asenteissa.<text:s/><text:line-break/><text:line-break/>Et ole suinkaan ainoa ihminen, joka ei koe olevansa mitään sukupuolta. Jotkut käyttävät siitä termiä muunsukupuolinen, jotkut samaa transgender ja jotkut taas<text:s/>androgyyni. Samoin löytyy lukuisia ihmisiä jotka eivät koe merkittävää seksuaalista vetoa sen paremmin miehiin kuin naisiinkaan (=aseksuaalinen). Kuten myös niitä jotka kokevat elämänsä hyvinkin täyteläisenä ilman romanttista suhdetta toiseen (a-romanttinen). Normatiivisten odotusten kentässä moni ihminen joutuukin toistuvasti puolustamaan oikeuttaan omanlaiseensa elämään. Näistä teemoista löytyy keskustelupalsta osoitteesta www.aseksuaalit.net.<text:s/><text:line-break/><text:line-break/>Kerrot että synnyinperheesi on ääriuskovainen. On surullista että siellä, missä pitäisi olla tavallistakin suurempi rakkaudellinen ymmärrys ihmisen moninaisuutta kohtaan, tiukat<text:s/><text:soft-page-break/>normit sulkevat ulkopuolelleen kaiken erilaisuuden. Toivottavasti löydät itsellesi ihmisiä, joiden ihmiskuva ei rajoitu ahtaisiin normeihin sukupuolesta ja seksuaalisuudesta ja jotka ovat kiinnostuneita ihmisestä sellaisena kun miksi hän itsensä kokee.<text:s/><text:line-break/><text:line-break/>Tiedoksesi että Helsingin seudun Setassa järjestetään Aseksuaalien iltoja. Niiden tarkoituksena on keskustella aseksuaalisuuteen liittyvistä asioista. Sinne voi tulla keskustelemaan ja kyselemään, tai vaikka vain kuuntelemaan. Lue toimijoiden kirjoitus teemasta: www.heseta.fi/aseksuaalisuudesta<text:line-break/>Kevätkaudella 2015 Aseksuaalien illat järjestetään HeSetalla lauantaisin 21.2., 21.3., 18.4., 16.5. sekä 13.6. klo 18-21. Kokoontumiset ovat siis HeSetan toimistolla: Kaapelitehdas Tallberginkatu 1 C, PL 168, 4. krs.<text:line-break/><text:line-break/>Voit myös halutessasi jatkaa keskustelua puhelinpäivystyksessämme maanantaisin ja torstaisin klo 19 – 21 p. 044 300 2355.<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54:00Z</meta:creation-date>
    <dc:date>2023-01-20T16:54:00Z</dc:date>
    <meta:template xlink:href="Normal.dotm" xlink:type="simple"/>
    <meta:editing-cycles>1</meta:editing-cycles>
    <meta:editing-duration>PT0S</meta:editing-duration>
    <meta:document-statistic meta:page-count="2" meta:paragraph-count="6" meta:word-count="362" meta:character-count="3293" meta:row-count="24" meta:non-whitespace-character-count="2937"/>
  </office:meta>
</office:document-meta>
</file>